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On formal poetry</text:h>
      <text:p text:style-name="Text_20_body">I think that I could write formal poems<text:line-break/>exclusively, or at least inclusive<text:line-break/>with all the other stuff I write<text:line-break/>I guess. Of course, I've already written<text:line-break/>a few, this one included, though "formal"<text:line-break/>is maybe a stretch. Is blank verse a form?<text:line-break/>What is form anyway? I picture old<text:line-break/>women counting stitches on their knitting,<text:line-break/>keeping iambs next to iambs in lines<text:line-break/>as straight and sure as arrows. But my sock<text:line-break/>is lumpy, poorly made: it's beginning<text:line-break/>to unravel. Stresses don't line up. Syl-<text:line-break/>lables forced to fit like McNugget molds.<text:line-break/>That cliché on the arrow? I'm aware.<text:line-break/>My prepositions too---God, where's it stop?<text:line-break/>The answer: never. I will never stop<text:line-break/>writing poems, or hating what I wri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n formal poetry</dc:title>
  </office:meta>
</office:document-meta>
</file>